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91c57"/>
    </style:style>
    <style:style style:name="T1" style:family="text">
      <style:text-properties officeooo:rsid="00191c57"/>
    </style:style>
    <style:style style:name="T2" style:family="text">
      <style:text-properties officeooo:rsid="001b1a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I</text:p>
      <text:p text:style-name="Standard">Programming task <text:span text:style-name="T2">4</text:span></text:p>
      <text:p text:style-name="Standard"/>
      <text:p text:style-name="Standard">Naive Bayes</text:p>
      <text:p text:style-name="P1">Implement naive Bayes classifier. <text:span text:style-name="T1">Program should be general and should work on any correct data.</text:span></text:p>
      <text:p text:style-name="P1"/>
      <text:p text:style-name="P1"><text:span text:style-name="T1">Run</text:span> it on car-bayes data. </text:p>
      <text:p text:style-name="P1"/>
      <text:p text:style-name="P1">Use data from train file to classify all observations from test file. The last attribute is decision attribute. Calculate accuracy on test file.</text:p>
      <text:p text:style-name="P1"/>
      <text:p text:style-name="Standard">User can enter a custom observation. Program should print calculated probabilities and</text:p>
      <text:p text:style-name="Standard">the answer for this observ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0:06:52.074221158</meta:creation-date>
    <dc:date>2021-04-27T11:23:50.340835241</dc:date>
    <meta:editing-duration>PT1H16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66" meta:character-count="416" meta:non-whitespace-character-count="357"/>
  </office:meta>
</office:document-meta>
</file>